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ED0000031B7909F98DA.svm"/>
  <manifest:file-entry manifest:media-type="" manifest:full-path="Pictures/20000007000076C200002CF67E11F418.svm"/>
  <manifest:file-entry manifest:media-type="" manifest:full-path="Pictures/2000000700006FA000004487ED7232B3.svm"/>
  <manifest:file-entry manifest:media-type="" manifest:full-path="Pictures/20000007000055FE000033E362D5CCF0.svm"/>
  <manifest:file-entry manifest:media-type="" manifest:full-path="Pictures/200000070000638800002EB81FD5A024.svm"/>
  <manifest:file-entry manifest:media-type="" manifest:full-path="Pictures/2000000700007CBF000033C950F26460.svm"/>
  <manifest:file-entry manifest:media-type="" manifest:full-path="Pictures/2000000700007E9B0000416D6C16DF67.svm"/>
  <manifest:file-entry manifest:media-type="" manifest:full-path="Pictures/2000000700007D5E000039927F71C0C2.svm"/>
  <manifest:file-entry manifest:media-type="" manifest:full-path="Pictures/20000007000068B30000390ED4F47F43.svm"/>
  <manifest:file-entry manifest:media-type="" manifest:full-path="Pictures/200000070000784F00003A315B98AD22.svm"/>
  <manifest:file-entry manifest:media-type="" manifest:full-path="Pictures/20000007000074B000003B6F8856DC74.svm"/>
  <manifest:file-entry manifest:media-type="" manifest:full-path="Pictures/2000000700007ED100003A4CE89923B1.svm"/>
  <manifest:file-entry manifest:media-type="" manifest:full-path="Pictures/20000007000050D300003A177FCBB151.svm"/>
  <manifest:file-entry manifest:media-type="" manifest:full-path="Pictures/2000000700007DC70000319D44FB68CA.svm"/>
  <manifest:file-entry manifest:media-type="" manifest:full-path="Pictures/2000000700007B1900002E4EA516B8B8.svm"/>
  <manifest:file-entry manifest:media-type="" manifest:full-path="Pictures/2000000700003F5C00002885F8F44C11.svm"/>
  <manifest:file-entry manifest:media-type="" manifest:full-path="Pictures/2000000700007E3100003CAC3E90AC51.svm"/>
  <manifest:file-entry manifest:media-type="" manifest:full-path="Pictures/2000000700006D5A000039C78E8B732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complex="th" style:country-complex="TH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style:language-complex="th" style:country-complex="TH"/>
    </style:style>
    <style:style style:name="P4" style:family="paragraph" style:parent-style-name="Standard">
      <style:paragraph-properties fo:break-before="page"/>
      <style:text-properties style:language-complex="th" style:country-complex="TH"/>
    </style:style>
    <style:style style:name="P5" style:family="paragraph" style:parent-style-name="Standard">
      <style:paragraph-properties fo:break-before="page"/>
      <style:text-properties fo:language="en" fo:country="US" style:language-complex="th" style:country-complex="TH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Commission : </text:p>
      <text:p text:style-name="P2">path : <text:a xlink:type="simple" xlink:href="http://www.silkspan.com/silkspan_ssl/partner/commission_page.asp?action=Commission" text:style-name="Internet_20_link" text:visited-style-name="Visited_20_Internet_20_Link">http://www.silkspan.com/silkspan_ssl/partner/commission_page.asp?action=Commission</text:a></text:p>
      <text:p text:style-name="P2"/>
      <text:p text:style-name="Standard"/>
      <text:p text:style-name="Standard"><draw:frame draw:style-name="fr2" draw:name="graphics18" text:anchor-type="paragraph" svg:width="16.999cm" svg:height="10.257cm" draw:z-index="17"><draw:image xlink:href="Pictures/20000007000055FE000033E362D5CCF0.svm" xlink:type="simple" xlink:show="embed" xlink:actuate="onLoad"/></draw:frame></text:p>
      <text:p text:style-name="Standard">Manage Banner : </text:p>
      <text:p text:style-name="Standard"><text:tab/>search path : http://www.silkspan.com/v2/Administrator/WebPartner/SearchBanner.aspx</text:p>
      <text:p text:style-name="Standard"><draw:frame draw:style-name="fr1" draw:name="graphics1" text:anchor-type="paragraph" svg:width="16.999cm" svg:height="7.805cm" draw:z-index="0"><draw:image xlink:href="Pictures/2000000700007D5E000039927F71C0C2.svm" xlink:type="simple" xlink:show="embed" xlink:actuate="onLoad"/></draw:frame></text:p>
      <text:p text:style-name="Standard"><text:s text:c="3"/>update/insert : </text:p>
      <text:p text:style-name="Standard"><text:s text:c="2"/>path : http://www.silkspan.com/v2/Administrator/WebPartner/ManageBanner.aspx?id=1078</text:p>
      <text:p text:style-name="Standard"/>
      <text:p text:style-name="Standard"><draw:frame draw:style-name="fr1" draw:name="graphics2" text:anchor-type="paragraph" svg:width="16.999cm" svg:height="8.782cm" draw:z-index="1"><draw:image xlink:href="Pictures/2000000700007E9B0000416D6C16DF67.svm" xlink:type="simple" xlink:show="embed" xlink:actuate="onLoad"/></draw:frame><text:soft-page-break/></text:p>
      <text:p text:style-name="P1"/>
      <text:p text:style-name="P1"/>
      <text:p text:style-name="P3"/>
      <text:p text:style-name="P5">update/insert <text:s/>property banner : </text:p>
      <text:p text:style-name="P3">path :http://www.silkspan.com/v2/Administrator/WebPartner/ManagePropBanner.aspx?id=1</text:p>
      <text:p text:style-name="P3"><draw:frame draw:style-name="fr2" draw:name="graphics4" text:anchor-type="paragraph" svg:width="16.999cm" svg:height="6.392cm" draw:z-index="3"><draw:image xlink:href="Pictures/2000000700007B1900002E4EA516B8B8.svm" xlink:type="simple" xlink:show="embed" xlink:actuate="onLoad"/></draw:frame></text:p>
      <text:p text:style-name="P4">ส่วน <text:span text:style-name="T1">partner copy ไปแสดงผล</text:span></text:p>
      <text:p text:style-name="P1"><text:span text:style-name="T1"/></text:p>
      <text:p text:style-name="P1"><text:span text:style-name="T1">path: http://www.silkspan.com/silkspan_ssl/partner/promotion_banner_01_v2.asp</text:span></text:p>
      <text:p text:style-name="P1"><text:span text:style-name="T1"/></text:p>
      <text:p text:style-name="P1"><draw:frame draw:style-name="fr1" draw:name="graphics3" text:anchor-type="paragraph" svg:width="16.999cm" svg:height="12.217cm" draw:z-index="2"><draw:image xlink:href="Pictures/20000007000050D300003A177FCBB151.svm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>ads Text : </text:span></text:p>
      <text:p text:style-name="P1"><text:span text:style-name="T1">search</text:span></text:p>
      <text:p text:style-name="P1"><text:span text:style-name="T1"><text:s/>path:http://www.silkspan.com/v2/Administrator/WebPartner/SearchLinkBanner.aspx</text:span></text:p>
      <text:p text:style-name="P1"><draw:frame draw:style-name="fr3" draw:name="graphics5" text:anchor-type="paragraph" svg:x="0.291cm" svg:y="0.556cm" svg:width="16.999cm" svg:height="6.705cm" draw:z-index="4"><draw:image xlink:href="Pictures/2000000700007DC70000319D44FB68CA.svm" xlink:type="simple" xlink:show="embed" xlink:actuate="onLoad"/></draw:frame><text:soft-page-break/><text:span text:style-name="T1"/></text:p>
      <text:p text:style-name="P1"><text:span text:style-name="T1"/></text:p>
      <text:p text:style-name="P4"><text:span text:style-name="T1">update / insert <text:s/>AdsText</text:span></text:p>
      <text:p text:style-name="P1"><text:span text:style-name="T1">path :http://www.silkspan.com/v2/Administrator/WebPartner/ManageLinkBanner.aspx?id=36</text:span></text:p>
      <text:p text:style-name="P1"><draw:frame draw:style-name="fr2" draw:name="graphics6" text:anchor-type="paragraph" svg:width="16.999cm" svg:height="6.662cm" draw:z-index="5"><draw:image xlink:href="Pictures/2000000700007ED0000031B7909F98DA.svm" xlink:type="simple" xlink:show="embed" xlink:actuate="onLoad"/></draw:frame><text:span text:style-name="T1"/></text:p>
      <text:p text:style-name="P1"><text:span text:style-name="T1">AdsText :</text:span></text:p>
      <text:p text:style-name="P1"><text:span text:style-name="T1"/></text:p>
      <text:p text:style-name="P1"><draw:frame draw:style-name="fr2" draw:name="graphics7" text:anchor-type="paragraph" svg:width="16.999cm" svg:height="8.98cm" draw:z-index="6"><draw:image xlink:href="Pictures/2000000700006D5A000039C78E8B732E.svm" xlink:type="simple" xlink:show="embed" xlink:actuate="onLoad"/></draw:frame><text:span text:style-name="T1"/></text:p>
      <text:p text:style-name="P1"><text:span text:style-name="T1"/></text:p>
      <text:p text:style-name="P4"><text:span text:style-name="T1">Edit Ads : </text:span></text:p>
      <text:p text:style-name="P1"><draw:frame draw:style-name="fr2" draw:name="graphics8" text:anchor-type="paragraph" svg:width="16.999cm" svg:height="8.221cm" draw:z-index="7"><draw:image xlink:href="Pictures/200000070000784F00003A315B98AD22.svm" xlink:type="simple" xlink:show="embed" xlink:actuate="onLoad"/></draw:frame><text:span text:style-name="T1"/></text:p>
      <text:p text:style-name="P1"><text:span text:style-name="T1">Edit Detail AdsText : </text:span></text:p>
      <text:p text:style-name="P1"><draw:frame draw:style-name="fr1" draw:name="graphics9" text:anchor-type="paragraph" svg:width="16.999cm" svg:height="9.262cm" draw:z-index="8"><draw:image xlink:href="Pictures/20000007000068B30000390ED4F47F43.svm" xlink:type="simple" xlink:show="embed" xlink:actuate="onLoad"/></draw:frame><text:span text:style-name="T1"/></text:p>
      <text:p text:style-name="P4"><text:span text:style-name="T1">Article :</text:span></text:p>
      <text:p text:style-name="P1"><text:span text:style-name="T1">manage Article : </text:span></text:p>
      <text:p text:style-name="P1"><text:span text:style-name="T1">http://www.silkspan.com/v2/Administrator/Content/ManageContent.aspx?id=385</text:span></text:p>
      <text:p text:style-name="P1"><text:span text:style-name="T1">add meta tag : </text:span></text:p>
      <text:p text:style-name="P1"><draw:frame draw:style-name="fr2" draw:name="graphics10" text:anchor-type="paragraph" svg:width="16.999cm" svg:height="7.056cm" draw:z-index="9"><draw:image xlink:href="Pictures/2000000700007CBF000033C950F26460.svm" xlink:type="simple" xlink:show="embed" xlink:actuate="onLoad"/></draw:frame><text:span text:style-name="T1"/></text:p>
      <text:p text:style-name="P1"><text:span text:style-name="T1"/></text:p>
      <text:p text:style-name="P1"><text:span text:style-name="T1">กรอก detail : </text:span></text:p>
      <text:p text:style-name="P1"><text:span text:style-name="T1"/></text:p>
      <text:p text:style-name="P1"><draw:frame draw:style-name="fr1" draw:name="graphics11" text:anchor-type="paragraph" svg:width="16.999cm" svg:height="10.435cm" draw:z-index="10"><draw:image xlink:href="Pictures/2000000700006FA000004487ED7232B3.svm" xlink:type="simple" xlink:show="embed" xlink:actuate="onLoad"/></draw:frame><text:soft-page-break/><text:span text:style-name="T1"/></text:p>
      <text:p text:style-name="P1"><text:span text:style-name="T1"/></text:p>
      <text:p text:style-name="P4"><text:span text:style-name="T1">view article : </text:span></text:p>
      <text:p text:style-name="P1"><text:span text:style-name="T1"/></text:p>
      <text:p text:style-name="P1"><draw:frame draw:style-name="fr2" draw:name="graphics13" text:anchor-type="paragraph" svg:width="16.999cm" svg:height="7.814cm" draw:z-index="12"><draw:image xlink:href="Pictures/2000000700007ED100003A4CE89923B1.svm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draw:frame draw:style-name="fr1" draw:name="graphics12" text:anchor-type="paragraph" svg:width="16.999cm" svg:height="8.172cm" draw:z-index="11"><draw:image xlink:href="Pictures/2000000700007E3100003CAC3E90AC51.svm" xlink:type="simple" xlink:show="embed" xlink:actuate="onLoad"/></draw:frame><text:span text:style-name="T1"/></text:p>
      <text:p text:style-name="P4"><text:span text:style-name="T1">facebook game : </text:span></text:p>
      <text:p text:style-name="P1"><text:span text:style-name="T1"><text:s/>path : </text:span><text:a xlink:type="simple" xlink:href="http://www.silkspan.com/v2/sharegetpoint/share_emp.aspx" text:style-name="Internet_20_link" text:visited-style-name="Visited_20_Internet_20_Link">http://www.silkspan.com/v2/sharegetpoint/share_emp.aspx</text:a></text:p>
      <text:p text:style-name="P1"><text:span text:style-name="T1"/></text:p>
      <text:p text:style-name="P1"><text:span text:style-name="T1">page share : </text:span></text:p>
      <text:p text:style-name="P1"><draw:frame draw:style-name="fr2" draw:name="graphics14" text:anchor-type="paragraph" svg:width="16.999cm" svg:height="8.657cm" draw:z-index="13"><draw:image xlink:href="Pictures/20000007000074B000003B6F8856DC74.svm" xlink:type="simple" xlink:show="embed" xlink:actuate="onLoad"/></draw:frame><text:span text:style-name="T1"/></text:p>
      <text:p text:style-name="P1"><draw:frame draw:style-name="fr4" draw:name="graphics15" text:anchor-type="paragraph" svg:width="10.804cm" svg:height="5.756cm" draw:z-index="14"><draw:image xlink:href="Pictures/2000000700003F5C00002885F8F44C11.svm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>page mange <text:s/>: </text:span></text:p>
      <text:p text:style-name="P1"><text:span text:style-name="T1"/></text:p>
      <text:p text:style-name="P1"><text:span text:style-name="T1"/></text:p>
      <text:p text:style-name="P1"><draw:frame draw:style-name="fr3" draw:name="graphics16" text:anchor-type="paragraph" svg:x="0.794cm" svg:y="2.043cm" svg:width="16.999cm" svg:height="7.978cm" draw:z-index="15"><draw:image xlink:href="Pictures/200000070000638800002EB81FD5A024.svm" xlink:type="simple" xlink:show="embed" xlink:actuate="onLoad"/></draw:frame><text:soft-page-break/><text:span text:style-name="T1"/></text:p>
      <text:p text:style-name="P1"><text:span text:style-name="T1"/></text:p>
      <text:p text:style-name="P1"><text:span text:style-name="T1"><text:s text:c="3"/>add app facebook</text:span></text:p>
      <text:p text:style-name="P1"><text:span text:style-name="T1"/></text:p>
      <text:p text:style-name="P1"><text:span text:style-name="T1"/></text:p>
      <text:p text:style-name="P1"><text:span text:style-name="T1">update ข้อมูล</text:span></text:p>
      <text:p text:style-name="P1"><text:span text:style-name="T1">path : http://www.silkspan.com/v2/Administrator/FB_Game/ManageContentShare.aspx?id=868</text:span></text:p>
      <text:p text:style-name="P1"><draw:frame draw:style-name="fr2" draw:name="graphics17" text:anchor-type="paragraph" svg:width="16.999cm" svg:height="6.435cm" draw:z-index="16"><draw:image xlink:href="Pictures/20000007000076C200002CF67E11F418.svm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M17S</meta:editing-duration>
    <meta:editing-cycles>17</meta:editing-cycles>
    <meta:generator>OpenOffice/4.1.2$Win32 OpenOffice.org_project/412m3$Build-9782</meta:generator>
    <dc:date>2016-09-20T13:41:34.93</dc:date>
    <meta:document-statistic meta:table-count="0" meta:image-count="18" meta:object-count="0" meta:page-count="13" meta:paragraph-count="31" meta:word-count="100" meta:character-count="1142"/>
    <meta:user-defined meta:name="Info 1"/>
    <meta:user-defined meta:name="Info 2"/>
    <meta:user-defined meta:name="Info 3"/>
    <meta:user-defined meta:name="Info 4"/>
  </office:meta>
</office:document-meta>
</file>